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322" officeooo:paragraph-rsid="00076322"/>
    </style:style>
    <style:style style:name="P2" style:family="paragraph" style:parent-style-name="Standard">
      <style:text-properties officeooo:rsid="000767ed" officeooo:paragraph-rsid="000767ed"/>
    </style:style>
    <style:style style:name="P3" style:family="paragraph" style:parent-style-name="Standard">
      <style:text-properties officeooo:rsid="00089bf9" officeooo:paragraph-rsid="00089bf9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9bf9" officeooo:paragraph-rsid="00089bf9" style:font-weight-asian="bold" style:font-weight-complex="bold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9bf9" officeooo:paragraph-rsid="00089bf9" style:font-weight-asian="bold" style:font-weight-complex="bold"/>
    </style:style>
    <style:style style:name="P6" style:family="paragraph" style:parent-style-name="Standard" style:list-style-name="L1">
      <style:text-properties officeooo:rsid="000767ed" officeooo:paragraph-rsid="000767ed"/>
    </style:style>
    <style:style style:name="P7" style:family="paragraph" style:parent-style-name="Standard" style:list-style-name="L2">
      <style:text-properties officeooo:rsid="000767ed" officeooo:paragraph-rsid="000767ed"/>
    </style:style>
    <style:style style:name="P8" style:family="paragraph" style:parent-style-name="Standard" style:list-style-name="L3">
      <style:text-properties officeooo:rsid="00089bf9" officeooo:paragraph-rsid="00089bf9"/>
    </style:style>
    <style:style style:name="P9" style:family="paragraph" style:parent-style-name="Standard" style:list-style-name="L4">
      <style:text-properties officeooo:rsid="00089bf9" officeooo:paragraph-rsid="00089bf9"/>
    </style:style>
    <style:style style:name="P10" style:family="paragraph" style:parent-style-name="Standard" style:list-style-name="L4">
      <style:text-properties officeooo:rsid="00089bf9" officeooo:paragraph-rsid="000ae7eb"/>
    </style:style>
    <style:style style:name="P11" style:family="paragraph" style:parent-style-name="Standard" style:list-style-name="L5">
      <style:text-properties officeooo:rsid="00089bf9" officeooo:paragraph-rsid="00089bf9"/>
    </style:style>
    <style:style style:name="P12" style:family="paragraph" style:parent-style-name="Standard" style:list-style-name="L6">
      <style:text-properties officeooo:rsid="00089bf9" officeooo:paragraph-rsid="00089bf9"/>
    </style:style>
    <style:style style:name="P13" style:family="paragraph" style:parent-style-name="Standard" style:list-style-name="L7">
      <style:text-properties officeooo:rsid="00089bf9" officeooo:paragraph-rsid="00089bf9"/>
    </style:style>
    <style:style style:name="P14" style:family="paragraph" style:parent-style-name="Standard" style:list-style-name="L8">
      <style:text-properties officeooo:rsid="00089bf9" officeooo:paragraph-rsid="00089bf9"/>
    </style:style>
    <style:style style:name="P15" style:family="paragraph" style:parent-style-name="Standard" style:list-style-name="L8">
      <style:text-properties officeooo:rsid="0008c0ea" officeooo:paragraph-rsid="0008c0ea"/>
    </style:style>
    <style:style style:name="T1" style:family="text">
      <style:text-properties officeooo:rsid="0008c0ea"/>
    </style:style>
    <style:style style:name="T2" style:family="text">
      <style:text-properties officeooo:rsid="0008fcdd"/>
    </style:style>
    <style:style style:name="T3" style:family="text">
      <style:text-properties officeooo:rsid="000adf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kcije posameznih file-ov:</text:p>
      <text:p text:style-name="P1">webpage.html</text:p>
      <text:list xml:id="list5912018697721125806" text:style-name="L1">
        <text:list-item>
          <text:p text:style-name="P6">funkcije + socket.emit</text:p>
        </text:list-item>
      </text:list>
      <text:list xml:id="list780319503972135496" text:style-name="L2">
        <text:list-item>
          <text:list>
            <text:list-item>
              <text:p text:style-name="P7">dodajVpr</text:p>
              <text:list>
                <text:list-item>
                  <text:p text:style-name="P7">socketDodajVpr</text:p>
                </text:list-item>
              </text:list>
            </text:list-item>
            <text:list-item>
              <text:p text:style-name="P7">beriVpr</text:p>
              <text:list>
                <text:list-item>
                  <text:p text:style-name="P7">socketBeriVpr</text:p>
                </text:list-item>
              </text:list>
            </text:list-item>
            <text:list-item>
              <text:p text:style-name="P7">oddajOdg</text:p>
              <text:list>
                <text:list-item>
                  <text:p text:style-name="P7">socketPisanjeOdg</text:p>
                </text:list-item>
              </text:list>
            </text:list-item>
            <text:list-item>
              <text:p text:style-name="P7">izpisRezultatov</text:p>
              <text:list>
                <text:list-item>
                  <text:p text:style-name="P7">socketIzpisiRezultate</text:p>
                </text:list-item>
              </text:list>
            </text:list-item>
            <text:list-item>
              <text:p text:style-name="P7">izpisVprasanj</text:p>
              <text:list>
                <text:list-item>
                  <text:p text:style-name="P7">socketIzpisVprasanj</text:p>
                </text:list-item>
              </text:list>
            </text:list-item>
            <text:list-item>
              <text:p text:style-name="P7">izpisStatistike</text:p>
              <text:list>
                <text:list-item>
                  <text:p text:style-name="P7">socketIzpisStatistike</text:p>
                </text:list-item>
              </text:list>
            </text:list-item>
          </text:list>
        </text:list-item>
        <text:list-item>
          <text:p text:style-name="P7">socket.on</text:p>
          <text:list>
            <text:list-item>
              <text:p text:style-name="P7">socketVprPrebran</text:p>
            </text:list-item>
            <text:list-item>
              <text:p text:style-name="P7">socketPosiljanjeRezultatov</text:p>
            </text:list-item>
            <text:list-item>
              <text:p text:style-name="P7">socketPosiljanjeVprasanj</text:p>
            </text:list-item>
            <text:list-item>
              <text:p text:style-name="P7">socketPosiljanjeStatistike</text:p>
            </text:list-item>
          </text:list>
        </text:list-item>
      </text:list>
      <text:p text:style-name="P2"/>
      <text:p text:style-name="P2"/>
      <text:p text:style-name="P2"/>
      <text:p text:style-name="P5">Spletne strani in proženje funkcij – <text:span text:style-name="T2">gumbi, odpiranje strani/zavihkov</text:span></text:p>
      <text:p text:style-name="P3">home.html</text:p>
      <text:list xml:id="list3629006552533322046" text:style-name="L3">
        <text:list-item>
          <text:p text:style-name="P8">samodejno proženje funkcije 'branjeStVpr' ob zagonu server.js in dostopanju do spletne strani</text:p>
        </text:list-item>
      </text:list>
      <text:p text:style-name="P3">webpage.html</text:p>
      <text:list xml:id="list3713636494926048433" text:style-name="L4">
        <text:list-item>
          <text:p text:style-name="P9">klik na zavihek 'Vprašanje'</text:p>
        </text:list-item>
        <text:list-item>
          <text:p text:style-name="P10">gumb 'Beri vprašanje' <text:span text:style-name="T3">[btnBeriVpr] beriVpr() _&gt;_<text:line-break/>beriVpr() [socketBeriVpr] _&gt;_ <text:line-break/>[socketBeriVpr] branjeStVpr() &gt; socketVprPrebran &gt; [btnRewriteVprasanje] ALI [btnPrejemStVpr] &gt; ...</text:span></text:p>
        </text:list-item>
        <text:list-item>
          <text:p text:style-name="P9">gumb 'Oddaj odgovor'</text:p>
        </text:list-item>
      </text:list>
      <text:p text:style-name="P3">add-question.html</text:p>
      <text:list xml:id="list1615374203072269706" text:style-name="L5">
        <text:list-item>
          <text:p text:style-name="P11">klik na zavihek 'Dodajanje novega vprašanja'</text:p>
        </text:list-item>
        <text:list-item>
          <text:p text:style-name="P11">gumb 'Dodaj vprašanje'</text:p>
        </text:list-item>
      </text:list>
      <text:p text:style-name="P3">all-questions.html</text:p>
      <text:list xml:id="list6366088079860043349" text:style-name="L6">
        <text:list-item>
          <text:p text:style-name="P12">klik na zavihek 'Izpis vseh vprašanj'</text:p>
        </text:list-item>
        <text:list-item>
          <text:p text:style-name="P12">gumb 'Izpiši vprašanja'</text:p>
        </text:list-item>
        <text:list-item>
          <text:p text:style-name="P12">gumb 'X' v tabeli, za brisanje vrstice vprašanja</text:p>
        </text:list-item>
      </text:list>
      <text:p text:style-name="P3">answers.html</text:p>
      <text:list xml:id="list1621458483475580522" text:style-name="L7">
        <text:list-item>
          <text:p text:style-name="P13">klik na zavihek 'Odgovori/rezultati'</text:p>
        </text:list-item>
        <text:list-item>
          <text:p text:style-name="P13">gumb 'Izpiši rezultate glasovanja'</text:p>
        </text:list-item>
        <text:list-item>
          <text:p text:style-name="P13">gumb 'X' v tabeli, za brisanje vrstice odgovora</text:p>
        </text:list-item>
      </text:list>
      <text:p text:style-name="P3">statistics.html</text:p>
      <text:list xml:id="list3433562170054906469" text:style-name="L8">
        <text:list-item>
          <text:p text:style-name="P14">klik na <text:span text:style-name="T1">zavihek 'Statistika rezultatov'</text:span></text:p>
        </text:list-item>
        <text:list-item>
          <text:p text:style-name="P15">gumb 'Izpiši statistiko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0:46:38.026518752</meta:creation-date>
    <meta:generator>LibreOffice/4.2.8.2$Linux_X86_64 LibreOffice_project/420m0$Build-2</meta:generator>
    <dc:date>2016-12-10T23:33:58.067348412</dc:date>
    <meta:editing-duration>PT10H8M51S</meta:editing-duration>
    <meta:editing-cycles>6</meta:editing-cycles>
    <meta:document-statistic meta:table-count="0" meta:image-count="0" meta:object-count="0" meta:page-count="2" meta:paragraph-count="41" meta:word-count="158" meta:character-count="1190" meta:non-whitespace-character-count="1103"/>
  </office:meta>
</office:document-meta>
</file>